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signGeneratorMessages.errMissingExtensionAssignOperation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ignGeneratorMessages.errCopyFromUndeclaredPartnerRole( String rval , String e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ignGeneratorMessages.errExtensibleAssignNot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ignGeneratorMessages.errMismatchedMessageAssignment( String lvar , QName tlvalue , String rval , QName tr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ssignGeneratorMessages.errUnkownFromSp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ignGeneratorMessages.errUnknownToSp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ignGeneratorMessages.errCopyToMessageFromNonMessage( String l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signGeneratorMessages.errCopyToUndeclaredPartnerRole( String l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signGeneratorMessages.errMissingToSp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ignGeneratorMessages.errUndeclaredExtensionAssign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ignGeneratorMessages.errCopyFromMessageToNonMessage( String 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signGeneratorMessages.errMissingFromSp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